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officeooo:paragraph-rsid="001531b3"/>
    </style:style>
    <style:style style:name="T1" style:family="text">
      <style:text-properties style:font-name="Courier New" fo:font-size="10pt" style:font-name-asian="Times New Roman" style:font-size-asian="10pt" style:font-name-complex="Courier New1" style:font-size-complex="10pt"/>
    </style:style>
    <style:style style:name="T2" style:family="text">
      <style:text-properties style:font-name="Courier New" fo:font-size="10pt" officeooo:rsid="001531b3" style:font-name-asian="Times New Roman" style:font-size-asian="10pt" style:font-name-complex="Courier New1" style:font-size-complex="10pt"/>
    </style:style>
    <style:style style:name="T3" style:family="text">
      <style:text-properties style:font-name="Courier New" fo:font-size="10pt" officeooo:rsid="0018b49c" style:font-name-asian="Times New Roman" style:font-size-asian="10pt" style:font-name-complex="Courier New1" style:font-size-complex="10pt"/>
    </style:style>
    <style:style style:name="T4" style:family="text">
      <style:text-properties style:font-name="Courier New" fo:font-size="10pt" officeooo:rsid="0018d4d4" style:font-name-asian="Times New Roman" style:font-size-asian="10pt" style:font-name-complex="Courier New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 EXTERNAL TABLE </text:span><text:span text:style-name="T4">gst_</text:span><text:span text:style-name="T1">tweets</text:span><text:span text:style-name="T2">(</text:span><text:span text:style-name="T1">id BIGINT,created_at STRING,source STRING,favorited BOOLEAN,retweet_count INT,retweeted_status STRUCT&lt;text:STRING,user:STRUCT&lt;screen_name:STRING,name:STRING&gt;&gt;,entities STRUCT&lt;urls:ARRAY&lt;STRUCT&lt;expanded_url:STRING&gt;&gt;,user_mentions:ARRAY&lt;STRUCT&lt;screen_name:STRING,name:STRING&gt;&gt;,hashtags:ARRAY&lt;STRUCT&lt;text:STRING&gt;&gt;&gt;,text STRING,user STRUCT&lt;screen_name:STRING,name:STRING,friends_count:INT,followers_count:INT,statuses_count:INT,verified:BOOLEAN,utc_offset:INT,time_zone:STRING&gt;,in_reply_to_screen_name STRING) ROW FORMAT SERDE 'com.cloudera.hive.serde.JSONSerDe'LOCATION '/</text:span><text:span text:style-name="T4">gst</text:span><text:span text:style-name="T1">'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oudera </meta:initial-creator>
    <meta:creation-date>2016-02-15T02:12:28</meta:creation-date>
    <dc:date>2017-06-29T16:58:14</dc:date>
    <dc:creator>cloudera </dc:creator>
    <meta:editing-duration>PT00H27M23S</meta:editing-duration>
    <meta:editing-cycles>6</meta:editing-cycles>
    <meta:generator>OpenOffice.org/3.2$Linux OpenOffice.org_project/320m19$Build-9505</meta:generator>
    <meta:document-statistic meta:table-count="0" meta:image-count="0" meta:object-count="0" meta:page-count="1" meta:paragraph-count="1" meta:word-count="19" meta:character-count="607"/>
  </office:meta>
</office:document-meta>
</file>